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F0000028986C8FB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63cm" svg:height="17.172cm" svg:x="6.25cm" svg:y="6.328cm">
          <draw:image xlink:href="Pictures/100000010000014F0000028986C8FB8B.png" xlink:type="simple" xlink:show="embed" xlink:actuate="onLoad" draw:mime-type="image/png">
            <text:p/>
          </draw:image>
        </draw:frame>
        <draw:frame draw:style-name="gr2" draw:text-style-name="P3" draw:layer="layout" svg:width="1.42cm" svg:height="0.725cm" svg:x="13.5cm" svg:y="9.55cm">
          <draw:text-box>
            <text:p text:style-name="P2"><text:span text:style-name="T1">Out1</text:span></text:p>
          </draw:text-box>
        </draw:frame>
        <draw:frame draw:style-name="gr2" draw:text-style-name="P3" draw:layer="layout" svg:width="1.42cm" svg:height="0.725cm" svg:x="13.58cm" svg:y="11.3cm">
          <draw:text-box>
            <text:p text:style-name="P2"><text:span text:style-name="T1">Out2</text:span></text:p>
          </draw:text-box>
        </draw:frame>
        <draw:frame draw:style-name="gr2" draw:text-style-name="P3" draw:layer="layout" svg:width="1.42cm" svg:height="0.725cm" svg:x="13.58cm" svg:y="13.201cm">
          <draw:text-box>
            <text:p text:style-name="P2"><text:span text:style-name="T1">Out4</text:span></text:p>
          </draw:text-box>
        </draw:frame>
        <draw:frame draw:style-name="gr2" draw:text-style-name="P3" draw:layer="layout" svg:width="1.42cm" svg:height="0.725cm" svg:x="13.58cm" svg:y="15.002cm">
          <draw:text-box>
            <text:p text:style-name="P2"><text:span text:style-name="T1">Out8</text:span></text:p>
          </draw:text-box>
        </draw:frame>
        <draw:frame draw:style-name="gr2" draw:text-style-name="P3" draw:layer="layout" svg:width="1.655cm" svg:height="0.725cm" svg:x="13.58cm" svg:y="16.803cm">
          <draw:text-box>
            <text:p text:style-name="P2"><text:span text:style-name="T1">Out16</text:span></text:p>
          </draw:text-box>
        </draw:frame>
        <draw:frame draw:style-name="gr2" draw:text-style-name="P3" draw:layer="layout" svg:width="1.655cm" svg:height="0.725cm" svg:x="13.581cm" svg:y="18.704cm">
          <draw:text-box>
            <text:p text:style-name="P2"><text:span text:style-name="T1">Out32</text:span></text:p>
          </draw:text-box>
        </draw:frame>
        <draw:frame draw:style-name="gr2" draw:text-style-name="P3" draw:layer="layout" svg:width="1.655cm" svg:height="0.725cm" svg:x="13.582cm" svg:y="20.505cm">
          <draw:text-box>
            <text:p text:style-name="P2"><text:span text:style-name="T1">Out6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1-23T18:02:27.695030400</dc:date>
    <meta:editing-duration>PT3M25S</meta:editing-duration>
    <meta:editing-cycles>1</meta:editing-cycles>
    <meta:document-statistic meta:object-count="8"/>
    <meta:generator>LibreOffice/25.2.7.2$Windows_X86_64 LibreOffice_project/5cbfd1ab6520636bb5f7b99185aa69bd7456825d</meta:generator>
  </office:meta>
</office:document-meta>
</file>